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ed7c" officeooo:paragraph-rsid="0005ed7c"/>
    </style:style>
    <style:style style:name="P2" style:family="paragraph" style:parent-style-name="Standard">
      <style:paragraph-properties fo:text-align="center" style:justify-single-word="false"/>
      <style:text-properties officeooo:rsid="0005ed7c" officeooo:paragraph-rsid="0005ed7c"/>
    </style:style>
    <style:style style:name="P3" style:family="paragraph" style:parent-style-name="Standard">
      <style:text-properties officeooo:rsid="0005ed7c" officeooo:paragraph-rsid="00076dcb"/>
    </style:style>
    <style:style style:name="P4" style:family="paragraph" style:parent-style-name="Standard">
      <style:text-properties officeooo:rsid="0005ed7c" officeooo:paragraph-rsid="000ae844"/>
    </style:style>
    <style:style style:name="P5" style:family="paragraph" style:parent-style-name="Standard">
      <style:text-properties fo:font-style="italic" officeooo:rsid="0005ed7c" officeooo:paragraph-rsid="0005ed7c" style:font-style-asian="italic" style:font-style-complex="italic"/>
    </style:style>
    <style:style style:name="P6" style:family="paragraph" style:parent-style-name="Standard">
      <style:text-properties officeooo:rsid="000f06d0" officeooo:paragraph-rsid="000f06d0"/>
    </style:style>
    <style:style style:name="P7" style:family="paragraph" style:parent-style-name="Standard">
      <style:text-properties officeooo:rsid="00115bfb" officeooo:paragraph-rsid="00115bfb"/>
    </style:style>
    <style:style style:name="P8" style:family="paragraph" style:parent-style-name="Standard">
      <style:text-properties officeooo:rsid="00129b98" officeooo:paragraph-rsid="00129b98"/>
    </style:style>
    <style:style style:name="P9" style:family="paragraph" style:parent-style-name="Standard">
      <style:text-properties officeooo:rsid="0014951a" officeooo:paragraph-rsid="0014951a"/>
    </style:style>
    <style:style style:name="P10" style:family="paragraph" style:parent-style-name="Heading_20_3">
      <style:paragraph-properties fo:break-before="page"/>
    </style:style>
    <style:style style:name="P11" style:family="paragraph" style:parent-style-name="Title">
      <style:text-properties fo:font-size="28pt" style:font-size-asian="28pt" style:font-size-complex="28pt"/>
    </style:style>
    <style:style style:name="P12" style:family="paragraph">
      <style:paragraph-properties fo:text-align="center"/>
    </style:style>
    <style:style style:name="P13" style:family="paragraph">
      <loext:graphic-properties draw:fill="none" draw:fill-color="#ffffff"/>
    </style:style>
    <style:style style:name="P14" style:family="paragraph">
      <style:text-properties fo:font-weight="bold" style:font-weight-asian="bold" style:font-weight-complex="bold"/>
    </style:style>
    <style:style style:name="P15" style:family="paragraph">
      <loext:graphic-properties draw:fill="none" draw:fill-color="#ffffff"/>
      <style:text-properties fo:font-weight="bold" style:font-weight-asian="bold" style:font-weight-complex="bold"/>
    </style:style>
    <style:style style:name="P16" style:family="paragraph">
      <loext:graphic-properties draw:fill-color="#000000"/>
      <style:paragraph-properties fo:text-align="center"/>
    </style:style>
    <style:style style:name="P17" style:family="paragraph">
      <loext:graphic-properties draw:fill-color="#ffffff"/>
      <style:paragraph-properties fo:text-align="center"/>
    </style:style>
    <style:style style:name="P18" style:family="paragraph">
      <loext:graphic-properties draw:fill-color="#6666ff"/>
      <style:paragraph-properties fo:text-align="center"/>
    </style:style>
    <style:style style:name="P19" style:family="paragraph">
      <style:text-properties fo:font-size="20pt" style:font-size-asian="20pt" style:font-size-complex="20pt"/>
    </style:style>
    <style:style style:name="P20" style:family="paragraph">
      <loext:graphic-properties draw:fill="none" draw:fill-color="#ffffff"/>
      <style:text-properties fo:font-size="20pt" style:font-size-asian="20pt" style:font-size-complex="20pt"/>
    </style:style>
    <style:style style:name="T1" style:family="text">
      <style:text-properties officeooo:rsid="00076dcb"/>
    </style:style>
    <style:style style:name="T2" style:family="text">
      <style:text-properties officeooo:rsid="000e0822"/>
    </style:style>
    <style:style style:name="T3" style:family="text">
      <style:text-properties officeooo:rsid="000f88ad"/>
    </style:style>
    <style:style style:name="T4" style:family="text">
      <style:text-properties officeooo:rsid="00129b98"/>
    </style:style>
    <style:style style:name="T5" style:family="text">
      <style:text-properties style:text-position="sub 58%" officeooo:rsid="00129b98"/>
    </style:style>
    <style:style style:name="T6" style:family="text">
      <style:text-properties officeooo:rsid="0014951a"/>
    </style:style>
    <style:style style:name="T7" style:family="text">
      <style:text-properties fo:font-size="10pt" style:font-size-asian="10pt" style:font-size-complex="10pt"/>
    </style:style>
    <style:style style:name="T8" style:family="text">
      <style:text-properties style:text-position="super 58%" officeooo:rsid="00076dcb"/>
    </style:style>
    <style:style style:name="T9" style:family="text">
      <style:text-properties fo:font-weight="bold" style:font-weight-asian="bold" style:font-weight-complex="bold"/>
    </style:style>
    <style:style style:name="T10" style:family="text">
      <style:text-properties style:text-position="-33% 58%"/>
    </style:style>
    <style:style style:name="T11" style:family="text">
      <style:text-properties fo:font-size="20pt" style:font-size-asian="20pt" style:font-size-complex="20pt"/>
    </style: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6666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draw:stroke-dash="Fine_20_Dashed" svg:stroke-width="0.0201in" svg:stroke-color="#6666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draw:stroke-dash="Fine_20_Dashed"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ff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201in" svg:stroke-color="#ffff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201in" svg:stroke-color="#99ff33"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201in" svg:stroke-color="#cc99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svg:stroke-color="#ff99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201in" svg:stroke-color="#ff99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201in" svg:stroke-color="#ff3333"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201in" svg:stroke-color="#cc66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201in" svg:stroke-color="#66ffff"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201in" svg:stroke-color="#ff3333" draw:marker-start-width="0.1689in" draw:marker-end-width="0.1689in" draw:textarea-horizontal-align="center" draw:textarea-vertical-align="middle" fo:padding-top="0.0098in" fo:padding-bottom="0.0098in" fo:padding-left="0.0098in" fo:padding-right="0.0098in" style:run-through="back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3362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222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239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2717in"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0201in" svg:stroke-color="#ffff00" draw:marker-start-width="0.1689in" draw:marker-end-width="0.1689in" draw:textarea-horizontal-align="center" draw:textarea-vertical-align="middle" fo:padding-top="0.0098in" fo:padding-bottom="0.0098in" fo:padding-left="0.0098in" fo:padding-right="0.0098in" style:run-through="background" style:wrap="run-through" style:number-wrapped-paragraphs="no-limit" style:vertical-pos="from-top" style:vertical-rel="paragraph" style:horizontal-pos="from-left" style:horizontal-rel="paragraph"/>
    </style:style>
    <style:style style:name="gr21" style:family="graphic">
      <style:graphic-properties svg:stroke-width="0.0201in" svg:stroke-color="#000000" draw:marker-start-width="0.1689in" draw:marker-end-width="0.1689in" draw:fill-color="#000000" draw:textarea-horizontal-align="justify" draw:textarea-vertical-align="middle" draw:auto-grow-height="false" fo:min-height="0.122in" fo:min-width="0.12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2" style:family="graphic">
      <style:graphic-properties svg:stroke-width="0.0201in" svg:stroke-color="#000000" draw:marker-start-width="0.1689in" draw:marker-end-width="0.1689in" draw:fill-color="#ffffff" draw:textarea-horizontal-align="justify" draw:textarea-vertical-align="middle" draw:auto-grow-height="false" fo:min-height="0.1028in" fo:min-width="0.10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style:style>
    <style:style style:name="gr24" style:family="graphic">
      <style:graphic-properties svg:stroke-width="0.0201in" svg:stroke-color="#6666ff" draw:marker-start-width="0.1689in" draw:marker-end-width="0.1689in" draw:fill-color="#6666ff" draw:textarea-horizontal-align="justify" draw:textarea-vertical-align="middle" draw:auto-grow-height="false" fo:min-height="0.1028in" fo:min-width="0.10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5" style:family="graphic">
      <style:graphic-properties svg:stroke-width="0.0201in" svg:stroke-color="#6666ff" draw:marker-start-width="0.1689in" draw:marker-end-width="0.1689in" draw:fill-color="#ffffff" draw:textarea-horizontal-align="justify" draw:textarea-vertical-align="middle" draw:auto-grow-height="false" fo:min-height="0.1028in" fo:min-width="0.10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6" style:family="graphic">
      <style:graphic-properties svg:stroke-width="0.0201in" svg:stroke-color="#000000" draw:marker-start-width="0.1689in" draw:marker-end-width="0.1689in" draw:fill-color="#000000" draw:textarea-horizontal-align="justify" draw:textarea-vertical-align="middle" draw:auto-grow-height="false" fo:min-height="0.1028in" fo:min-width="0.102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2626in"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fo:min-height="0.3689in" style:run-through="foreground" style:wrap="run-through" style:number-wrapped-paragraphs="no-limit" style:vertical-pos="from-top" style:vertical-rel="paragraph" style:horizontal-pos="from-left" style:horizontal-rel="paragraph"/>
    </style:style>
    <style:style style:name="gr29" style:family="graphic">
      <style:graphic-properties svg:stroke-width="0.0598in" svg:stroke-color="#6666ff" draw:marker-start-width="0.228in" draw:marker-end="Arrowheads_20_1"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30" style:family="graphic">
      <style:graphic-properties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4">Normal Path Diagram of AND</text:span></text:p>
      <text:p text:style-name="P2">by Sven Nilsen, 2020</text:p>
      <text:p text:style-name="P1"/>
      <text:p text:style-name="P5">In this paper I explain how <text:span text:style-name="T4">AND</text:span> can be visualized <text:span text:style-name="T4">using a normal path diagram</text:span>.</text:p>
      <text:p text:style-name="P1"/>
      <text:p text:style-name="P3">What do I mean when I say “and” <text:span text:style-name="T2">(the function `and : 𝔹 ⨯ 𝔹 → 𝔹`)</text:span>? <text:span text:style-name="T1">The meaning behind words is often much deeper and richer in complexity than it seems at first.</text:span></text:p>
      <text:p text:style-name="P3"/>
      <text:p text:style-name="P4"><text:span text:style-name="T1">One way to illustrate this is to imagine that the meaning of “and” is a set of paths, where each path is different from all the others in the same set. There can be multiple sets, because the word “and” can have multiple meanings, depending on which context one uses it.</text:span></text:p>
      <text:p text:style-name="P4"/>
      <text:p text:style-name="P4"><text:span text:style-name="T1">For example, for the function `and` as illustrated below, using Normal Path Diagrams</text:span><text:span text:style-name="T8"><text:reference-ref text:reference-format="text" text:ref-name="normal path diagrams">[1]</text:reference-ref></text:span><text:span text:style-name="T1">,<text:line-break/>there are two sets of paths `A` and `B`, but they do not have the same number of paths.<text:line-break/>The set `B` has 4 times as many paths (because there are 4 paths of type `𝔹 → 𝔹`)!</text:span></text:p>
      <text:p text:style-name="P3"><draw:custom-shape text:anchor-type="paragraph" draw:z-index="91" draw:name="Shape5" draw:style-name="gr24" draw:text-style-name="P18" svg:width="0.1724in" svg:height="0.1724in" svg:x="4.1744in" svg:y="0.163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84" draw:name="Shape5" draw:style-name="gr21" draw:text-style-name="P16" svg:width="0.1724in" svg:height="0.1724in" svg:x="1.5543in" svg:y="0.01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1" draw:name="Shape6" draw:style-name="gr4" draw:text-style-name="P12" svg:x1="1.6547in" svg:y1="0.0925in" svg:x2="1.2465in" svg:y2="0.7224in"><text:p/></draw:line><draw:line text:anchor-type="paragraph" draw:z-index="20" draw:name="Shape6" draw:style-name="gr4" draw:text-style-name="P12" svg:x1="1.6547in" svg:y1="0.0925in" svg:x2="1.6547in" svg:y2="0.7224in"><text:p/></draw:line><draw:line text:anchor-type="paragraph" draw:z-index="19" draw:name="Shape6" draw:style-name="gr4" draw:text-style-name="P12" svg:x1="1.6547in" svg:y1="0.0925in" svg:x2="2.0839in" svg:y2="0.7079in"><text:p/></draw:line><draw:line text:anchor-type="paragraph" draw:z-index="12" draw:name="Shape6" draw:style-name="gr3" draw:text-style-name="P12" svg:x1="4.2744in" svg:y1="0.0598in" svg:x2="4.761in" svg:y2="0.4398in"><text:p/></draw:line><draw:line text:anchor-type="paragraph" draw:z-index="11" draw:name="Shape6" draw:style-name="gr3" draw:text-style-name="P12" svg:x1="4.2744in" svg:y1="0.0598in" svg:x2="3.7307in" svg:y2="0.4319in"><text:p/></draw:line><draw:line text:anchor-type="paragraph" draw:z-index="10" draw:name="Shape6" draw:style-name="gr3" draw:text-style-name="P12" svg:x1="4.2744in" svg:y1="0.0598in" svg:x2="4.2744in" svg:y2="0.4319in"><text:p/></draw:line><draw:frame text:anchor-type="paragraph" draw:z-index="100" draw:name="Shape8" draw:style-name="gr28" draw:text-style-name="P20" svg:width="0.3587in" svg:height="0.3689in" svg:x="0.7945in" svg:y="0.0925in"><draw:text-box><text:p text:style-name="P19"><text:span text:style-name="T11">A</text:span></text:p></draw:text-box></draw:frame><draw:frame text:anchor-type="paragraph" draw:z-index="101" draw:name="Shape8" draw:style-name="gr28" draw:text-style-name="P20" svg:width="0.3587in" svg:height="0.3689in" svg:x="5.0681in" svg:y="0.0071in"><draw:text-box><text:p text:style-name="P19"><text:span text:style-name="T11">B</text:span></text:p></draw:text-box></draw:frame></text:p>
      <text:p text:style-name="P3"><draw:custom-shape text:anchor-type="paragraph" draw:z-index="92" draw:name="Shape5" draw:style-name="gr25" draw:text-style-name="P17" svg:width="0.1724in" svg:height="0.1724in" svg:x="3.6437in" svg:y="0.1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5" draw:style-name="gr25" draw:text-style-name="P17" svg:width="0.1724in" svg:height="0.1724in" svg:x="4.1874in" svg:y="0.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5" draw:style-name="gr25" draw:text-style-name="P17" svg:width="0.1724in" svg:height="0.1724in" svg:x="4.6673in" svg:y="0.15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9" draw:name="Shape6" draw:style-name="gr2" draw:text-style-name="P12" svg:x1="4.1098in" svg:y1="0.4705in" svg:x2="3.7307in" svg:y2="0.0484in"><text:p/></draw:line><draw:line text:anchor-type="paragraph" draw:z-index="8" draw:name="Shape6" draw:style-name="gr2" draw:text-style-name="P12" svg:x1="4.5035in" svg:y1="0.45in" svg:x2="3.7307in" svg:y2="0.0484in"><text:p/></draw:line><draw:line text:anchor-type="paragraph" draw:z-index="7" draw:name="Shape6" draw:style-name="gr2" draw:text-style-name="P12" svg:x1="4.1098in" svg:y1="0.45in" svg:x2="4.2744in" svg:y2="0.0484in"><text:p/></draw:line><draw:line text:anchor-type="paragraph" draw:z-index="6" draw:name="Shape6" draw:style-name="gr2" draw:text-style-name="P12" svg:x1="4.5035in" svg:y1="0.45in" svg:x2="4.2744in" svg:y2="0.0484in"><text:p/></draw:line><draw:line text:anchor-type="paragraph" draw:z-index="5" draw:name="Shape6" draw:style-name="gr2" draw:text-style-name="P12" svg:x1="4.5035in" svg:y1="0.45in" svg:x2="4.761in" svg:y2="0.0563in"><text:p/></draw:line><draw:line text:anchor-type="paragraph" draw:z-index="4" draw:name="Shape6" draw:style-name="gr2" draw:text-style-name="P12" svg:x1="4.0744in" svg:y1="0.45in" svg:x2="4.761in" svg:y2="0.0563in"><text:p/></draw:line><draw:line text:anchor-type="paragraph" draw:z-index="102" draw:name="Shape9" draw:style-name="gr29" draw:text-style-name="P12" svg:x1="2.4925in" svg:y1="0.2272in" svg:x2="3.3516in" svg:y2="0.0555in"><text:p/></draw:line></text:p>
      <text:p text:style-name="P3"><draw:custom-shape text:anchor-type="paragraph" draw:z-index="85" draw:name="Shape5" draw:style-name="gr22" draw:text-style-name="P17" svg:width="0.1724in" svg:height="0.1724in" svg:x="1.1528in" svg:y="0.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5" draw:style-name="gr22" draw:text-style-name="P17" svg:width="0.1724in" svg:height="0.1724in" svg:x="1.5752in" svg:y="0.0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5" draw:style-name="gr22" draw:text-style-name="P17" svg:width="0.1724in" svg:height="0.1724in" svg:x="1.9972in" svg:y="0.0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8" draw:name="Shape6" draw:style-name="gr1" draw:text-style-name="P12" svg:x1="1.511in" svg:y1="0.7764in" svg:x2="1.2465in" svg:y2="0.1472in"><text:p/></draw:line><draw:line text:anchor-type="paragraph" draw:z-index="16" draw:name="Shape6" draw:style-name="gr1" draw:text-style-name="P12" svg:x1="1.511in" svg:y1="0.7764in" svg:x2="1.6547in" svg:y2="0.1327in"><text:p/></draw:line><draw:line text:anchor-type="paragraph" draw:z-index="14" draw:name="Shape6" draw:style-name="gr1" draw:text-style-name="P12" svg:x1="1.511in" svg:y1="0.7764in" svg:x2="2.0839in" svg:y2="0.1327in"><text:p/></draw:line><draw:line text:anchor-type="paragraph" draw:z-index="17" draw:name="Shape6" draw:style-name="gr1" draw:text-style-name="P12" svg:x1="1.8264in" svg:y1="0.7409in" svg:x2="1.2465in" svg:y2="0.1472in"><text:p/></draw:line><draw:line text:anchor-type="paragraph" draw:z-index="13" draw:name="Shape6" draw:style-name="gr1" draw:text-style-name="P12" svg:x1="1.8264in" svg:y1="0.7409in" svg:x2="2.0839in" svg:y2="0.1327in"><text:p/></draw:line><draw:line text:anchor-type="paragraph" draw:z-index="15" draw:name="Shape6" draw:style-name="gr1" draw:text-style-name="P12" svg:x1="1.8264in" svg:y1="0.7409in" svg:x2="1.6547in" svg:y2="0.1327in"><text:p/></draw:line><draw:custom-shape text:anchor-type="paragraph" draw:z-index="96" draw:name="Shape5" draw:style-name="gr25" draw:text-style-name="P17" svg:width="0.1724in" svg:height="0.1724in" svg:x="4.4098in" svg:y="0.163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custom-shape text:anchor-type="paragraph" draw:z-index="95" draw:name="Shape5" draw:style-name="gr25" draw:text-style-name="P17" svg:width="0.1724in" svg:height="0.1724in" svg:x="4.0091in" svg:y="-0.0134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 draw:name="Shape6" draw:style-name="gr1" draw:text-style-name="P12" svg:x1="4.1098in" svg:y1="0.0874in" svg:x2="4.0882in" svg:y2="0.524in"><text:p/></draw:line><draw:line text:anchor-type="paragraph" draw:z-index="2" draw:name="Shape6" draw:style-name="gr1" draw:text-style-name="P12" svg:x1="4.1098in" svg:y1="0.0874in" svg:x2="4.5181in" svg:y2="0.524in"><text:p/></draw:line><draw:line text:anchor-type="paragraph" draw:z-index="1" draw:name="Shape6" draw:style-name="gr1" draw:text-style-name="P12" svg:x1="4.5035in" svg:y1="0.0665in" svg:x2="4.0882in" svg:y2="0.524in"><text:p/></draw:line><draw:line text:anchor-type="paragraph" draw:z-index="0" draw:name="Shape6" draw:style-name="gr1" draw:text-style-name="P12" svg:x1="4.5035in" svg:y1="0.0665in" svg:x2="4.5035in" svg:y2="0.524in"><text:p/></draw:line></text:p>
      <text:p text:style-name="P3"/>
      <text:p text:style-name="P3"><draw:custom-shape text:anchor-type="paragraph" draw:z-index="88" draw:name="Shape5" draw:style-name="gr22" draw:text-style-name="P17" svg:width="0.1724in" svg:height="0.1724in" svg:x="1.7319in" svg:y="0.0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9" draw:name="Shape5" draw:style-name="gr22" draw:text-style-name="P17" svg:width="0.1724in" svg:height="0.1724in" svg:x="1.4091in" svg:y="0.0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5" draw:style-name="gr26" draw:text-style-name="P16" svg:width="0.1724in" svg:height="0.1724in" svg:x="4.002in" svg:y="0.0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5" draw:style-name="gr26" draw:text-style-name="P16" svg:width="0.1724in" svg:height="0.1724in" svg:x="4.4028in" svg:y="0.054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frame text:anchor-type="paragraph" draw:z-index="90" draw:name="Shape7" draw:style-name="gr23" draw:text-style-name="P13" svg:width="1.1598in" svg:height="0.2724in" svg:x="1.011in" svg:y="0.122in"><draw:text-box><text:p>and : 𝔹 ⨯ 𝔹 → 𝔹</text:p></draw:text-box></draw:frame><draw:frame text:anchor-type="paragraph" draw:z-index="99" draw:name="Shape7" draw:style-name="gr27" draw:text-style-name="P13" svg:width="2.6413in" svg:height="0.263in" svg:x="3.172in" svg:y="0.1362in"><draw:text-box><text:p>and[g<text:span text:style-name="T10">0</text:span> ⨯ g<text:span text:style-name="T10">1</text:span> → g<text:span text:style-name="T10">2</text:span>], ∀ i { g<text:span text:style-name="T10">i</text:span> : 𝔹 → 𝔹 }</text:p></draw:text-box></draw:frame></text:p>
      <text:p text:style-name="P3"/>
      <text:p text:style-name="P3"/>
      <text:p text:style-name="P6">Although the set of paths `A` and `B` are different, one is talking about the same object <text:span text:style-name="T3">`and`</text:span>.</text:p>
      <text:p text:style-name="P6"><text:span text:style-name="T3">F</text:span>or every path in `B`, there is a way of assigning it a path in `A`, such that each path in `A` got 4 paths.</text:p>
      <text:p text:style-name="P6"/>
      <text:p text:style-name="P7">One can also visualize the paths using colors. <text:span text:style-name="T4">The function `and` consists of a set of paths such that all paths satisfy the rules for defining a function and no more paths can be added. On the other hand, `and[g</text:span><text:span text:style-name="T5">0</text:span><text:span text:style-name="T4"> ⨯ g</text:span><text:span text:style-name="T5">1</text:span><text:span text:style-name="T4"> → g</text:span><text:span text:style-name="T5">2</text:span><text:span text:style-name="T4">]` represents some choices one can make, e.g. `and[not]`:</text:span></text:p>
      <text:p text:style-name="Standard"><draw:frame text:anchor-type="paragraph" draw:z-index="58" draw:name="Shape1" draw:style-name="gr15" draw:text-style-name="P13" svg:width="0.4657in" svg:height="0.2362in" svg:x="1.5957in" svg:y="0.6in"><draw:text-box><text:p>bool</text:p></draw:text-box></draw:frame><draw:frame text:anchor-type="paragraph" draw:z-index="59" draw:name="Shape1" draw:style-name="gr16" draw:text-style-name="P13" svg:width="0.4657in" svg:height="0.3362in" svg:x="0.9146in" svg:y="0.5654in"><draw:text-box><text:p>and</text:p></draw:text-box></draw:frame><draw:frame text:anchor-type="paragraph" draw:z-index="60" draw:name="Shape1" draw:style-name="gr17" draw:text-style-name="P13" svg:width="0.4657in" svg:height="0.2224in" svg:x="1.6028in" svg:y="1.1654in"><draw:text-box><text:p>bool</text:p></draw:text-box></draw:frame><draw:frame text:anchor-type="paragraph" draw:z-index="61" draw:name="Shape1" draw:style-name="gr15" draw:text-style-name="P13" svg:width="0.4657in" svg:height="0.2362in" svg:x="1.6173in" svg:y="1.6957in"><draw:text-box><text:p>bool</text:p></draw:text-box></draw:frame><draw:frame text:anchor-type="paragraph" draw:z-index="62" draw:name="Shape1" draw:style-name="gr15" draw:text-style-name="P13" svg:width="0.4657in" svg:height="0.2362in" svg:x="2.3689in" svg:y="0.4492in"><draw:text-box><text:p>true</text:p></draw:text-box></draw:frame><draw:frame text:anchor-type="paragraph" draw:z-index="63" draw:name="Shape1" draw:style-name="gr16" draw:text-style-name="P13" svg:width="0.4657in" svg:height="0.3362in" svg:x="2.3547in" svg:y="0.6854in"><draw:text-box><text:p>false</text:p></draw:text-box></draw:frame><draw:frame text:anchor-type="paragraph" draw:z-index="64" draw:name="Shape2" draw:style-name="gr18" draw:text-style-name="P15" svg:width="0.7252in" svg:height="0.2394in" svg:x="1.6043in" svg:y="0.1709in"><draw:text-box><text:p text:style-name="P14"><text:span text:style-name="T9">Function</text:span></text:p></draw:text-box></draw:frame><draw:frame text:anchor-type="paragraph" draw:z-index="65" draw:name="Shape1" draw:style-name="gr15" draw:text-style-name="P13" svg:width="0.4657in" svg:height="0.2362in" svg:x="2.3543in" svg:y="1.0508in"><draw:text-box><text:p>true</text:p></draw:text-box></draw:frame><draw:frame text:anchor-type="paragraph" draw:z-index="66" draw:name="Shape1" draw:style-name="gr16" draw:text-style-name="P13" svg:width="0.4657in" svg:height="0.3362in" svg:x="2.3402in" svg:y="1.2866in"><draw:text-box><text:p>false</text:p></draw:text-box></draw:frame><draw:frame text:anchor-type="paragraph" draw:z-index="67" draw:name="Shape1" draw:style-name="gr15" draw:text-style-name="P13" svg:width="0.4657in" svg:height="0.2362in" svg:x="2.3543in" svg:y="1.6228in"><draw:text-box><text:p>true</text:p></draw:text-box></draw:frame><draw:frame text:anchor-type="paragraph" draw:z-index="68" draw:name="Shape1" draw:style-name="gr16" draw:text-style-name="P13" svg:width="0.4657in" svg:height="0.3362in" svg:x="2.3402in" svg:y="1.8591in"><draw:text-box><text:p>false</text:p></draw:text-box></draw:frame><draw:line text:anchor-type="paragraph" draw:z-index="57" draw:name="Shape3" draw:style-name="gr11" draw:text-style-name="P12" svg:x1="1.0492in" svg:y1="0.7126in" svg:x2="1.7244in" svg:y2="0.7071in"><text:p/></draw:line><draw:line text:anchor-type="paragraph" draw:z-index="56" draw:name="Shape3" draw:style-name="gr11" draw:text-style-name="P12" svg:x1="1.0492in" svg:y1="0.7126in" svg:x2="1.7102in" svg:y2="1.3016in"><text:p/></draw:line><draw:line text:anchor-type="paragraph" draw:z-index="69" draw:name="Shape3" draw:style-name="gr14" draw:text-style-name="P12" svg:x1="1.0492in" svg:y1="0.6791in" svg:x2="1.7102in" svg:y2="1.8311in"><text:p/></draw:line><draw:frame text:anchor-type="paragraph" draw:z-index="70" draw:name="Shape2" draw:style-name="gr19" draw:text-style-name="P15" svg:width="0.5516in" svg:height="0.2717in" svg:x="2.4063in" svg:y="0.178in"><draw:text-box><text:p text:style-name="P14"><text:span text:style-name="T9">Select</text:span></text:p></draw:text-box></draw:frame><draw:line text:anchor-type="paragraph" draw:z-index="71" draw:name="Shape3" draw:style-name="gr14" draw:text-style-name="P12" svg:x1="2.5264in" svg:y1="0.5638in" svg:x2="1.7244in" svg:y2="0.7067in"><text:p/></draw:line><draw:line text:anchor-type="paragraph" draw:z-index="72" draw:name="Shape3" draw:style-name="gr14" draw:text-style-name="P12" svg:x1="2.5047in" svg:y1="1.4087in" svg:x2="1.7102in" svg:y2="1.3016in"><text:p/></draw:line><draw:line text:anchor-type="paragraph" draw:z-index="55" draw:name="Shape3" draw:style-name="gr14" draw:text-style-name="P12" svg:x1="2.5185in" svg:y1="1.9665in" svg:x2="1.7102in" svg:y2="1.8311in"><text:p/></draw:line><draw:line text:anchor-type="paragraph" draw:z-index="54" draw:name="Shape3" draw:style-name="gr6" draw:text-style-name="P12" svg:x1="1.0492in" svg:y1="0.6791in" svg:x2="1.6594in" svg:y2="0.7508in"><text:p/></draw:line><draw:line text:anchor-type="paragraph" draw:z-index="73" draw:name="Shape3" draw:style-name="gr20" draw:text-style-name="P12" svg:x1="2.5051in" svg:y1="0.7933in" svg:x2="1.6598in" svg:y2="0.7508in"><text:p/></draw:line><draw:line text:anchor-type="paragraph" draw:z-index="53" draw:name="Shape3" draw:style-name="gr6" draw:text-style-name="P12" svg:x1="1.0492in" svg:y1="0.7126in" svg:x2="1.6528in" svg:y2="1.3016in"><text:p/></draw:line><draw:line text:anchor-type="paragraph" draw:z-index="52" draw:name="Shape3" draw:style-name="gr6" draw:text-style-name="P12" svg:x1="2.5047in" svg:y1="1.3516in" svg:x2="1.6528in" svg:y2="1.3016in"><text:p/></draw:line><draw:line text:anchor-type="paragraph" draw:z-index="51" draw:name="Shape3" draw:style-name="gr6" draw:text-style-name="P12" svg:x1="1.0492in" svg:y1="0.7126in" svg:x2="1.7673in" svg:y2="1.7744in"><text:p/></draw:line><draw:line text:anchor-type="paragraph" draw:z-index="50" draw:name="Shape3" draw:style-name="gr6" draw:text-style-name="P12" svg:x1="2.5618in" svg:y1="1.9315in" svg:x2="1.7673in" svg:y2="1.7744in"><text:p/></draw:line><draw:line text:anchor-type="paragraph" draw:z-index="49" draw:name="Shape3" draw:style-name="gr13" draw:text-style-name="P12" svg:x1="1.0492in" svg:y1="0.7126in" svg:x2="1.7102in" svg:y2="0.8709in"><text:p/></draw:line><draw:line text:anchor-type="paragraph" draw:z-index="48" draw:name="Shape3" draw:style-name="gr13" draw:text-style-name="P12" svg:x1="2.5264in" svg:y1="0.6063in" svg:x2="1.7102in" svg:y2="0.8709in"><text:p/></draw:line><draw:line text:anchor-type="paragraph" draw:z-index="47" draw:name="Shape3" draw:style-name="gr13" draw:text-style-name="P12" svg:x1="1.0492in" svg:y1="0.7126in" svg:x2="1.7673in" svg:y2="1.2079in"><text:p/></draw:line><draw:line text:anchor-type="paragraph" draw:z-index="46" draw:name="Shape3" draw:style-name="gr13" draw:text-style-name="P12" svg:x1="2.4472in" svg:y1="1.1646in" svg:x2="1.7673in" svg:y2="1.2075in"><text:p/></draw:line><draw:line text:anchor-type="paragraph" draw:z-index="45" draw:name="Shape3" draw:style-name="gr13" draw:text-style-name="P12" svg:x1="1.0492in" svg:y1="0.7126in" svg:x2="1.7102in" svg:y2="1.9669in"><text:p/></draw:line><draw:line text:anchor-type="paragraph" draw:z-index="44" draw:name="Shape3" draw:style-name="gr13" draw:text-style-name="P12" svg:x1="2.4969in" svg:y1="1.7366in" svg:x2="1.7102in" svg:y2="1.9665in"><text:p/></draw:line><draw:line text:anchor-type="paragraph" draw:z-index="43" draw:name="Shape3" draw:style-name="gr12" draw:text-style-name="P12" svg:x1="1.0492in" svg:y1="0.7126in" svg:x2="1.7102in" svg:y2="0.9709in"><text:p/></draw:line><draw:line text:anchor-type="paragraph" draw:z-index="42" draw:name="Shape3" draw:style-name="gr12" draw:text-style-name="P12" svg:x1="2.5047in" svg:y1="0.7929in" svg:x2="1.7102in" svg:y2="0.9709in"><text:p/></draw:line><draw:line text:anchor-type="paragraph" draw:z-index="41" draw:name="Shape3" draw:style-name="gr12" draw:text-style-name="P12" svg:x1="1.0492in" svg:y1="0.7126in" svg:x2="1.7102in" svg:y2="1.4437in"><text:p/></draw:line><draw:line text:anchor-type="paragraph" draw:z-index="40" draw:name="Shape3" draw:style-name="gr12" draw:text-style-name="P12" svg:x1="2.4831in" svg:y1="1.2075in" svg:x2="1.7102in" svg:y2="1.4437in"><text:p/></draw:line><draw:line text:anchor-type="paragraph" draw:z-index="39" draw:name="Shape3" draw:style-name="gr12" draw:text-style-name="P12" svg:x1="1.0819in" svg:y1="0.7126in" svg:x2="1.6957in" svg:y2="2.0736in"><text:p/></draw:line><draw:line text:anchor-type="paragraph" draw:z-index="38" draw:name="Shape3" draw:style-name="gr12" draw:text-style-name="P12" svg:x1="2.4972in" svg:y1="1.7744in" svg:x2="1.6957in" svg:y2="2.0736in"><text:p/></draw:line><draw:frame text:anchor-type="paragraph" draw:z-index="75" draw:name="Shape1" draw:style-name="gr15" draw:text-style-name="P13" svg:width="0.4657in" svg:height="0.2362in" svg:x="4.478in" svg:y="0.7354in"><draw:text-box><text:p>not</text:p></draw:text-box></draw:frame><draw:frame text:anchor-type="paragraph" draw:z-index="76" draw:name="Shape2" draw:style-name="gr19" draw:text-style-name="P15" svg:width="0.5516in" svg:height="0.2717in" svg:x="4.478in" svg:y="0.1626in"><draw:text-box><text:p text:style-name="P14"><text:span text:style-name="T9">Select</text:span></text:p></draw:text-box></draw:frame><draw:frame text:anchor-type="paragraph" draw:z-index="77" draw:name="Shape1" draw:style-name="gr15" draw:text-style-name="P13" svg:width="0.4657in" svg:height="0.2362in" svg:x="4.4709in" svg:y="1.0366in"><draw:text-box><text:p>id</text:p></draw:text-box></draw:frame><draw:frame text:anchor-type="paragraph" draw:z-index="78" draw:name="Shape1" draw:style-name="gr15" draw:text-style-name="P13" svg:width="0.4657in" svg:height="0.2362in" svg:x="4.478in" svg:y="0.4339in"><draw:text-box><text:p>false<text:span text:style-name="T10">1</text:span></text:p></draw:text-box></draw:frame><draw:frame text:anchor-type="paragraph" draw:z-index="79" draw:name="Shape1" draw:style-name="gr15" draw:text-style-name="P13" svg:width="0.4657in" svg:height="0.2362in" svg:x="4.4709in" svg:y="1.3374in"><draw:text-box><text:p>true<text:span text:style-name="T10">1</text:span></text:p></draw:text-box></draw:frame><draw:frame text:anchor-type="paragraph" draw:z-index="74" draw:name="Shape1" draw:style-name="gr15" draw:text-style-name="P13" svg:width="0.4657in" svg:height="0.2362in" svg:x="3.6047in" svg:y="0.7346in"><draw:text-box><text:p>true</text:p></draw:text-box></draw:frame><draw:frame text:anchor-type="paragraph" draw:z-index="80" draw:name="Shape1" draw:style-name="gr15" draw:text-style-name="P13" svg:width="0.4657in" svg:height="0.2362in" svg:x="3.6047in" svg:y="0.4563in"><draw:text-box><text:p>false</text:p></draw:text-box></draw:frame><draw:frame text:anchor-type="paragraph" draw:z-index="81" draw:name="Shape1" draw:style-name="gr15" draw:text-style-name="P13" svg:width="0.4657in" svg:height="0.2362in" svg:x="5.3161in" svg:y="0.4201in"><draw:text-box><text:p>false</text:p></draw:text-box></draw:frame><draw:frame text:anchor-type="paragraph" draw:z-index="82" draw:name="Shape1" draw:style-name="gr15" draw:text-style-name="P13" svg:width="0.4657in" svg:height="0.2362in" svg:x="5.3091in" svg:y="0.6925in"><draw:text-box><text:p>true</text:p></draw:text-box></draw:frame><draw:frame text:anchor-type="paragraph" draw:z-index="83" draw:name="Shape2" draw:style-name="gr19" draw:text-style-name="P15" svg:width="0.7157in" svg:height="0.2717in" svg:x="5.3161in" svg:y="0.1484in"><draw:text-box><text:p text:style-name="P14"><text:span text:style-name="T9">Compute</text:span></text:p></draw:text-box></draw:frame><draw:line text:anchor-type="paragraph" draw:z-index="37" draw:name="Shape4" draw:style-name="gr11" draw:text-style-name="P12" svg:x1="3.7547in" svg:y1="0.5528in" svg:x2="4.5567in" svg:y2="0.5311in"><text:p/></draw:line><draw:line text:anchor-type="paragraph" draw:z-index="36" draw:name="Shape4" draw:style-name="gr11" draw:text-style-name="P12" svg:x1="5.4445in" svg:y1="0.5165in" svg:x2="4.5571in" svg:y2="0.5311in"><text:p/></draw:line><draw:line text:anchor-type="paragraph" draw:z-index="35" draw:name="Shape4" draw:style-name="gr2" draw:text-style-name="P12" svg:x1="3.798in" svg:y1="0.8602in" svg:x2="4.5787in" svg:y2="0.6311in"><text:p/></draw:line><draw:line text:anchor-type="paragraph" draw:z-index="34" draw:name="Shape4" draw:style-name="gr2" draw:text-style-name="P12" svg:x1="5.4445in" svg:y1="0.5744in" svg:x2="4.5783in" svg:y2="0.6315in"><text:p/></draw:line><draw:line text:anchor-type="paragraph" draw:z-index="33" draw:name="Shape4" draw:style-name="gr10" draw:text-style-name="P12" svg:x1="3.7547in" svg:y1="0.5528in" svg:x2="4.5783in" svg:y2="0.8602in"><text:p/></draw:line><draw:line text:anchor-type="paragraph" draw:z-index="32" draw:name="Shape4" draw:style-name="gr10" draw:text-style-name="P12" svg:x1="5.4012in" svg:y1="0.8075in" svg:x2="4.5783in" svg:y2="0.8602in"><text:p/></draw:line><draw:line text:anchor-type="paragraph" draw:z-index="31" draw:name="Shape4" draw:style-name="gr9" draw:text-style-name="P12" svg:x1="3.798in" svg:y1="0.8602in" svg:x2="4.5787in" svg:y2="0.8602in"><text:p/></draw:line><draw:line text:anchor-type="paragraph" draw:z-index="30" draw:name="Shape4" draw:style-name="gr9" draw:text-style-name="P12" svg:x1="5.4445in" svg:y1="0.5744in" svg:x2="4.5783in" svg:y2="0.8606in"><text:p/></draw:line><draw:line text:anchor-type="paragraph" draw:z-index="29" draw:name="Shape4" draw:style-name="gr8" draw:text-style-name="P12" svg:x1="3.7547in" svg:y1="0.5528in" svg:x2="4.5209in" svg:y2="1.1626in"><text:p/></draw:line><draw:line text:anchor-type="paragraph" draw:z-index="28" draw:name="Shape4" draw:style-name="gr8" draw:text-style-name="P12" svg:x1="5.4445in" svg:y1="0.5311in" svg:x2="4.5209in" svg:y2="1.1622in"><text:p/></draw:line><draw:line text:anchor-type="paragraph" draw:z-index="27" draw:name="Shape4" draw:style-name="gr7" draw:text-style-name="P12" svg:x1="3.798in" svg:y1="0.8602in" svg:x2="4.5209in" svg:y2="1.1622in"><text:p/></draw:line><draw:line text:anchor-type="paragraph" draw:z-index="26" draw:name="Shape4" draw:style-name="gr7" draw:text-style-name="P12" svg:x1="5.4445in" svg:y1="0.8075in" svg:x2="4.5209in" svg:y2="1.1622in"><text:p/></draw:line><draw:line text:anchor-type="paragraph" draw:z-index="25" draw:name="Shape4" draw:style-name="gr6" draw:text-style-name="P12" svg:x1="3.798in" svg:y1="0.8602in" svg:x2="4.5642in" svg:y2="1.463in"><text:p/></draw:line><draw:line text:anchor-type="paragraph" draw:z-index="24" draw:name="Shape4" draw:style-name="gr6" draw:text-style-name="P12" svg:x1="5.4445in" svg:y1="0.8602in" svg:x2="4.5638in" svg:y2="1.463in"><text:p/></draw:line><draw:line text:anchor-type="paragraph" draw:z-index="23" draw:name="Shape4" draw:style-name="gr5" draw:text-style-name="P12" svg:x1="3.7547in" svg:y1="0.5528in" svg:x2="4.5709in" svg:y2="1.5417in"><text:p/></draw:line><draw:line text:anchor-type="paragraph" draw:z-index="22" draw:name="Shape4" draw:style-name="gr5" draw:text-style-name="P12" svg:x1="5.4445in" svg:y1="0.8602in" svg:x2="4.5709in" svg:y2="1.5413in"><text:p/></draw:line><draw:line text:anchor-type="paragraph" draw:z-index="103" draw:name="Shape10" draw:style-name="gr30" draw:text-style-name="P12" svg:x1="2.7555in" svg:y1="0.6543in" svg:x2="3.4508in" svg:y2="0.6677in"><text:p/></draw:line><draw:line text:anchor-type="paragraph" draw:z-index="104" draw:name="Shape10" draw:style-name="gr30" draw:text-style-name="P12" svg:x1="2.7425in" svg:y1="1.2516in" svg:x2="3.4508in" svg:y2="0.7661in"><text:p/></draw:line><draw:line text:anchor-type="paragraph" draw:z-index="105" draw:name="Shape10" draw:style-name="gr30" draw:text-style-name="P12" svg:x1="2.6898in" svg:y1="1.822in" svg:x2="3.4508in" svg:y2="0.9228in"><text:p/></draw:l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One <text:span text:style-name="T6">can</text:span> replace `and` with any function `f<text:span text:style-name="T2"> : 𝔹 ⨯ 𝔹 → 𝔹`,<text:line-break/></text:span>without changing the number of paths in `B` relative to `A`.</text:p>
      <text:h text:style-name="P10" text:outline-level="3">References:</text:h>
      <text:p text:style-name="P8"/>
      <text:p text:style-name="P9"><text:reference-mark-start text:name="normal path diagrams"/>[1]<text:reference-mark-end text:name="normal path diagrams"/><text:tab/>“Normal Path Diagrams”</text:p>
      <text:p text:style-name="P9"><text:tab/>Sven Nilsen, 2020</text:p>
      <text:p text:style-name="P9"><text:tab/><text:a xlink:type="simple" xlink:href="https://github.com/advancedresearch/path_semantics/blob/master/papers-wip/normal-path-diagrams.pdf" text:style-name="Internet_20_link" text:visited-style-name="Visited_20_Internet_20_Link"><text:span text:style-name="T7">https://github.com/advancedresearch/path_semantics/blob/master/papers-wip/normal-path-diagrams.pdf</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0:19:35.961769000</meta:creation-date>
    <dc:date>2020-09-09T14:48:24.683661000</dc:date>
    <meta:editing-duration>PT3M57S</meta:editing-duration>
    <meta:editing-cycles>1</meta:editing-cycles>
    <meta:document-statistic meta:table-count="0" meta:image-count="0" meta:object-count="0" meta:page-count="2" meta:paragraph-count="14" meta:word-count="289" meta:character-count="1568" meta:non-whitespace-character-count="1291"/>
    <meta:generator>LibreOffice/5.1.2.2$MacOSX_X86_64 LibreOffice_project/d3bf12ecb743fc0d20e0be0c58ca359301eb705f</meta:generator>
  </office:meta>
</office:document-meta>
</file>